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font-name="Courier new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l mòdul amb el nom del professor com a atribut:</text:p>
      <text:p text:style-name="P1">&lt;modul professor="Joan Puig"&gt;Llenguatges de Marques&lt;/modul&gt;</text:p>
      <text:p text:style-name="Standard"/>
      <text:p text:style-name="P3">for $m in //classe</text:p>
      <text:p text:style-name="P3">let $p := $m/professor</text:p>
      <text:p text:style-name="P3">return &lt;modul professor="{concat($p/nom,' ',$p/cognoms)}"&gt;{$m/assignatura/text()}&lt;/modul&gt;</text:p>
      <text:p text:style-name="P2"/>
      <text:p text:style-name="P1">2. El nom de cada ruta amb el número de punts com a argument:</text:p>
      <text:p text:style-name="P1">&lt;rutes&gt;</text:p>
      <text:p text:style-name="P1">&lt;ruta numPunts="5"&gt;Pujada a Penyagolosa&lt;/ruta&gt;</text:p>
      <text:p text:style-name="P1">&lt;ruta numPunts="7"&gt;La Magdalena&lt;/ruta&gt;</text:p>
      <text:p text:style-name="P1">&lt;ruta numPunts="6"&gt;Pelegrins de Les Useres&lt;/ruta&gt;</text:p>
      <text:p text:style-name="P1">&lt;ruta numPunts="6"&gt;Catí - Sant Pere de Castellfort&lt;/ruta&gt;</text:p>
      <text:p text:style-name="P1">&lt;/rutes&gt;</text:p>
      <text:p text:style-name="Standard"/>
      <text:p text:style-name="P3">&lt;rutes&gt;</text:p>
      <text:p text:style-name="P3">{for $r in //ruta</text:p>
      <text:p text:style-name="P3">let $n := count($r//punt)</text:p>
      <text:p text:style-name="P3">return &lt;ruta numPunts="{$n}"&gt;{$r/nom/text()}&lt;/ruta&gt;}</text:p>
      <text:p text:style-name="P3">&lt;/rutes&gt;</text:p>
      <text:p text:style-name="Standard"/>
      <text:p text:style-name="Standard"><text:s/><text:span text:style-name="T1">3. Cada ruta amb el nom com a atribut, la latitud mitjana dels seus punts i la longitud mitjana</text:span></text:p>
      <text:p text:style-name="P1">&lt;ruta nom="Pujada a Penyagolosa"&gt;</text:p>
      <text:p text:style-name="P1">&lt;lat_mitj&gt;40.2408508&lt;/lat_mitj&gt;</text:p>
      <text:p text:style-name="P1">&lt;long_mitj&gt;-0.3515282&lt;/long_mitj&gt;</text:p>
      <text:p text:style-name="P1">&lt;/ruta&gt;</text:p>
      <text:p text:style-name="P1">&lt;ruta nom="La Magdalena"&gt;</text:p>
      <text:p text:style-name="P1">&lt;lat_mitj&gt;40.01264257142857&lt;/lat_mitj&gt;</text:p>
      <text:p text:style-name="P1">&lt;long_mitj&gt;-0.02034042857142857&lt;/long_mitj&gt;</text:p>
      <text:p text:style-name="P1">&lt;/ruta&gt;</text:p>
      <text:p text:style-name="P1">...</text:p>
      <text:p text:style-name="Standard"/>
      <text:p text:style-name="P3">for $r in //ruta</text:p>
      <text:p text:style-name="P3">return &lt;ruta nom="{$r/nom/text()}"&gt;</text:p>
      <text:p text:style-name="P3"><text:s text:c="4"/>&lt;lat_mitj&gt;{avg($r//latitud)}&lt;/lat_mitj&gt;</text:p>
      <text:p text:style-name="P3"><text:s text:c="4"/>&lt;lon_mitj&gt;{avg($r//longitud)}&lt;/lon_mitj&gt;</text:p>
      <text:p text:style-name="P3">&lt;/ruta&gt;</text:p>
      <text:p text:style-name="Standard"><text:soft-page-break/></text:p>
      <text:p text:style-name="P1"><text:s/>4. La mitjana de punts de les rutes</text:p>
      <text:p text:style-name="P1"/>
      <text:p text:style-name="P1">6</text:p>
      <text:p text:style-name="Standard"/>
      <text:p text:style-name="P3">avg( for $r in //ruta return count($r//punt))</text:p>
      <text:p text:style-name="Standard"/>
      <text:p text:style-name="Standard"/>
      <text:p text:style-name="P1">5. Quants punts de cada ruta estan en l'hemisferi est (és a dir, longitud positiva)</text:p>
      <text:p text:style-name="P1">Pujada a Penyagolosa: 0</text:p>
      <text:p text:style-name="P1">La Magdalena: 0</text:p>
      <text:p text:style-name="P1">Pelegrins de Les Useres: 0</text:p>
      <text:p text:style-name="P1">Catí - Sant Pere de Castellfort: 2</text:p>
      <text:p text:style-name="Standard"/>
      <text:p text:style-name="P3">for $r in //ruta</text:p>
      <text:p text:style-name="P3">return concat($r/nom/text()," ",count($r//punt[longitud&gt;0]))</text:p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0:50:21.530478485</meta:creation-date>
    <dc:date>2022-01-31T11:04:28.466551774</dc:date>
    <meta:editing-duration>PT3M3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176" meta:character-count="1415" meta:non-whitespace-character-count="1270"/>
  </office:meta>
</office:document-meta>
</file>